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6cm"/>
    </style:style>
    <style:style style:name="co2" style:family="table-column">
      <style:table-column-properties fo:break-before="auto" style:column-width="11.904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1. Создать коллекцию с перемынными:</text:p>
          </table:table-cell>
          <table:table-cell office:value-type="string">
            <text:p>server id</text:p>
          </table:table-cell>
          <table:table-cell office:value-type="string">
            <text:p>petfriends1.herokuapp.com</text:p>
          </table:table-cell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etname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etage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/>
          <table:table-cell office:value-type="string">
            <text:p>pet id</text:p>
          </table:table-cell>
          <table:table-cell/>
          <table:table-cell office:value-type="string">
            <text:p>pass</text:p>
          </table:table-cell>
        </table:table-row>
        <table:table-row table:style-name="ro2">
          <table:table-cell office:value-type="string">
            <text:p>2. Добавить в коллекцию тест:</text:p>
          </table:table-cell>
          <table:table-cell table:style-name="ce2" office:value-type="string">
            <text:p>pm.test("Status code is 200", function () {    pm.response.to.have.status(200);}); 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3. Добавить Post запросл на логин с адресом:</text:p>
          </table:table-cell>
          <table:table-cell office:value-type="string">
            <text:p>http://{{server id}}/login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office:value-type="string">
            <text:p>3.1 Добавить в запрос email:</text:p>
          </table:table-cell>
          <table:table-cell office:value-type="string">
            <text:p><text:a xlink:href="mailto:dimon312312@mail.ru">dimon312312@mail.ru</text:a>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3.2 Добавить в запрос pass:</text:p>
          </table:table-cell>
          <table:table-cell office:value-type="string">
            <text:p>78wASYQzB7pyksZ</text:p>
          </table:table-cell>
          <table:table-cell/>
          <table:table-cell office:value-type="string">
            <text:p>pass</text:p>
          </table:table-cell>
        </table:table-row>
        <table:table-row table:style-name="ro4">
          <table:table-cell office:value-type="string">
            <text:p>3.3 Добавить в запрос тест:</text:p>
          </table:table-cell>
          <table:table-cell office:value-type="string">
            <text:p>pm.test("Session token exist", function () {</text:p>
            <text:p><text:s text:c="4"/>pm.expect(pm.cookies.has("Session")).to.be.true;</text:p>
            <text:p>});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4. Добавить Post запрос на добавление питомца:</text:p>
          </table:table-cell>
          <table:table-cell table:style-name="ce2" office:value-type="string">
            <text:p>http://{{server id}}/api/pets 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4.1 Добавить в тело запроса значение параметров из переменных:</text:p>
          </table:table-cell>
          <table:table-cell table:style-name="ce2" office:value-type="string">
            <text:p>name: {{petmane}} age:{{petage}} animal_type:{{pettype}}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4.2 Добавить в тело запроса изображение из дериктории Postman:</text:p>
          </table:table-cell>
          <table:table-cell table:style-name="ce2" office:value-type="string">
            <text:p>krokodily.jpg</text:p>
          </table:table-cell>
          <table:table-cell/>
          <table:table-cell office:value-type="string">
            <text:p>pass</text:p>
          </table:table-cell>
        </table:table-row>
        <table:table-row table:style-name="ro2">
          <table:table-cell office:value-type="string">
            <text:p>4.3 Добавить в запрос тест на успешное создание питомца:</text:p>
          </table:table-cell>
          <table:table-cell table:style-name="ce2" office:value-type="string">
            <text:p>pm.test("Response has the name of the created pet", function () {    pm.expect(pm.response.text()).to.include(pm.variables.get("petname"));}); 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5. Добавить Get запрос на получение списка питомцев:</text:p>
          </table:table-cell>
          <table:table-cell office:value-type="string">
            <text:p>http://{{server id}}/api/pets</text:p>
          </table:table-cell>
          <table:table-cell/>
          <table:table-cell office:value-type="string">
            <text:p>pass</text:p>
          </table:table-cell>
        </table:table-row>
        <table:table-row table:style-name="ro5">
          <table:table-cell office:value-type="string">
            <text:p>5.1 Добавить в раздел test этого запроса код для получения id:</text:p>
          </table:table-cell>
          <table:table-cell office:value-type="string">
            <text:p>var jsonData = JSON.parse(responseBody);</text:p>
            <text:p>pm.collectionVariables.set("petid", jsonData.pets[0].id);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6. Добавить Put запрос на изменение данных о питомце:</text:p>
          </table:table-cell>
          <table:table-cell office:value-type="string">
            <text:p>http://{{server id}}/api/pets/{{petId}}</text:p>
          </table:table-cell>
          <table:table-cell/>
          <table:table-cell office:value-type="string">
            <text:p>pass</text:p>
          </table:table-cell>
        </table:table-row>
        <table:table-row table:style-name="ro6">
          <table:table-cell office:value-type="string">
            <text:p>6.1 Добавить в тело запроса текст в фотмате json:</text:p>
          </table:table-cell>
          <table:table-cell office:value-type="string">
            <text:p>{</text:p>
            <text:p><text:s text:c="2"/>"name": "{{petname}}",</text:p>
            <text:p><text:s text:c="4"/>"age": "{{petage}}",</text:p>
            <text:p><text:s text:c="2"/>"animal_type": "{{type}}"</text:p>
            <text:p>}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6.2 Добавить в свойства коллекции значение переменных: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1">
          <table:table-cell table:style-name="ce1" office:value-type="string">
            <text:p>petname</text:p>
          </table:table-cell>
          <table:table-cell office:value-type="string">
            <text:p>Вася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style-name="ce1" office:value-type="string">
            <text:p>petag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Лев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>
            <text:p>pass</text:p>
          </table:table-cell>
        </table:table-row>
        <table:table-row table:style-name="ro7">
          <table:table-cell office:value-type="string">
            <text:p>6.3 Добавить в запрос test на подтверждение изменения имени:</text:p>
          </table:table-cell>
          <table:table-cell office:value-type="string">
            <text:p>pm.test("Test for chage name", function () {</text:p>
            <text:p><text:s text:c="4"/>var jsonData = pm.response.json();</text:p>
            <text:p><text:s text:c="4"/>pm.expect(jsonData.name).to.eql("{{petname}}");</text:p>
            <text:p>});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6. Добавляем Get запрос на выход из системы:</text:p>
          </table:table-cell>
          <table:table-cell table:style-name="ce2" office:value-type="string">
            <text:p>http://{{server id}}/logout</text:p>
          </table:table-cell>
          <table:table-cell/>
          <table:table-cell office:value-type="string">
            <text:p>pas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17.01.2022</text:date>, <text:time>15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8M47S</meta:editing-duration>
    <meta:editing-cycles>4</meta:editing-cycles>
    <meta:generator>OpenOffice/4.1.11$Win32 OpenOffice.org_project/4111m1$Build-9808</meta:generator>
    <dc:date>2022-01-17T15:56:04.02</dc:date>
    <dc:creator>Dmitry Kulpeka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